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3_5f_l">
      <style:text-properties officeooo:paragraph-rsid="001af2c6"/>
    </style:style>
    <style:style style:name="P2" style:family="paragraph" style:parent-style-name="_5f_3_5f_l">
      <style:text-properties officeooo:paragraph-rsid="001ee68b"/>
    </style:style>
    <style:style style:name="P3" style:family="paragraph" style:parent-style-name="_5f_3_5f_head.main">
      <style:text-properties officeooo:paragraph-rsid="001af2c6"/>
    </style:style>
    <style:style style:name="P4" style:family="paragraph" style:parent-style-name="pb">
      <style:paragraph-properties fo:break-before="page"/>
      <style:text-properties officeooo:paragraph-rsid="001af2c6"/>
    </style:style>
    <style:style style:name="P5" style:family="paragraph" style:parent-style-name="_5f_3_5f_head.sub">
      <style:text-properties officeooo:paragraph-rsid="001af2c6"/>
    </style:style>
    <style:style style:name="P6" style:family="paragraph" style:parent-style-name="Standard">
      <style:text-properties style:font-name="Futura Lt BT" officeooo:rsid="00639783" officeooo:paragraph-rsid="001af2c6"/>
    </style:style>
    <style:style style:name="P7" style:family="paragraph" style:parent-style-name="Standard">
      <style:text-properties style:font-name="Futura Lt BT" officeooo:paragraph-rsid="001af2c6"/>
    </style:style>
    <style:style style:name="P8" style:family="paragraph" style:parent-style-name="Footnote">
      <style:text-properties officeooo:rsid="001ceca4" officeooo:paragraph-rsid="001ceca4"/>
    </style:style>
    <style:style style:name="P9" style:family="paragraph" style:parent-style-name="_5f_3_5f_l">
      <style:text-properties officeooo:paragraph-rsid="001f0ddc"/>
    </style:style>
    <style:style style:name="T1" style:family="text">
      <style:text-properties style:font-name="Futura Lt BT"/>
    </style:style>
    <style:style style:name="T2" style:family="text">
      <style:text-properties style:font-name="Futura Lt BT" officeooo:rsid="0021b789"/>
    </style:style>
    <style:style style:name="T3" style:family="text">
      <style:text-properties style:font-name="Futura Lt BT" officeooo:rsid="001d13e5"/>
    </style:style>
    <style:style style:name="T4" style:family="text">
      <style:text-properties style:font-name="Futura Lt BT" officeooo:rsid="0021da2c"/>
    </style:style>
    <style:style style:name="T5" style:family="text">
      <style:text-properties style:font-name="Futura Lt BT" officeooo:rsid="00781f27"/>
    </style:style>
    <style:style style:name="T6" style:family="text">
      <style:text-properties style:font-name="Futura Lt BT" officeooo:rsid="001f0ddc"/>
    </style:style>
    <style:style style:name="T7" style:family="text">
      <style:text-properties officeooo:rsid="00638e54"/>
    </style:style>
    <style:style style:name="T8" style:family="text">
      <style:text-properties officeooo:rsid="0021b789"/>
    </style:style>
    <style:style style:name="T9" style:family="text">
      <style:text-properties officeooo:rsid="0021da2c"/>
    </style:style>
    <style:style style:name="T10" style:family="text">
      <style:text-properties officeooo:rsid="001d13e5"/>
    </style:style>
    <style:style style:name="T11" style:family="text">
      <style:text-properties officeooo:rsid="0066d9c2"/>
    </style:style>
    <style:style style:name="T12" style:family="text">
      <style:text-properties officeooo:rsid="000f0c99"/>
    </style:style>
    <style:style style:name="T13" style:family="text">
      <style:text-properties officeooo:rsid="0072311f"/>
    </style:style>
    <style:style style:name="T14" style:family="text">
      <style:text-properties officeooo:rsid="006821d8"/>
    </style:style>
    <style:style style:name="T15" style:family="text">
      <style:text-properties officeooo:rsid="00738ba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69290f"/>
    </style:style>
    <style:style style:name="T18" style:family="text">
      <style:text-properties officeooo:rsid="0079396a"/>
    </style:style>
    <style:style style:name="T19" style:family="text">
      <style:text-properties officeooo:rsid="005fa28d"/>
    </style:style>
    <style:style style:name="T20" style:family="text">
      <style:text-properties officeooo:rsid="004342ac" style:font-style-asian="normal" style:font-style-complex="normal"/>
    </style:style>
    <style:style style:name="T21" style:family="text">
      <style:text-properties officeooo:rsid="001a48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8</text:p>
      <text:p text:style-name="P3">Man<text:span text:style-name="seg.signes_5f_diacritiques_5f_2_5f_orig"><text:span text:style-name="T1">é</text:span></text:span><text:span text:style-name="seg.signes-diacritiques_5f_2_5f_reg"><text:span text:style-name="T2">e</text:span></text:span>ig Rundual</text:p>
      <text:p text:style-name="P5">(So<text:span text:style-name="T7">nen</text:span>n)</text:p>
      <text:p text:style-name="P7">&lt;lg&gt;</text:p>
      <text:p text:style-name="P1">Diskan : Pera<text:span text:style-name="seg.voisement_5f_2_5f_orig">g</text:span><text:span text:style-name="seg.voisement_5f_2_5f_reg">k</text:span> e<text:span text:style-name="seg.amuissement_5f_consonne_5f_1_5f_reg">n</text:span>ta n'<text:span text:style-name="seg.signes_5f_diacritiques_5f_2_5f_orig">é</text:span><text:span text:style-name="seg.signes-diacritiques_5f_2_5f_reg"><text:span text:style-name="T8">e</text:span></text:span><text:span text:style-name="seg.amuissement_5f_voyelle_5f_1_5f_reg">o</text:span> ket m<text:span text:style-name="seg.amenuisement_5f_voyelle_5f_2_5f_orig">e</text:span><text:span text:style-name="seg.amenuisement_5f_voyelle_5f_2_5f_reg"><text:span text:style-name="T9">a</text:span></text:span> zi</text:p>
      <text:p text:style-name="P1">Do<text:span text:style-name="seg.trigramme_5f_diacritique_5f_2_5f_orig"><text:span text:style-name="T10">h</text:span></text:span><text:span text:style-name="seg.trigramme_5f_diacritique_5f_2_5f_reg">c’h</text:span> <text:span text:style-name="seg.amenuisement_5f_voyelle_5f_2_5f_orig">e</text:span><text:span text:style-name="seg.amenuisement_5f_voyelle_5f_2_5f_reg"><text:span text:style-name="T9">a</text:span></text:span>r me<text:span text:style-name="T11">m</text:span><text:span text:style-name="pc.elision_5f_1_5f_reg"><text:span text:style-name="T11">’</text:span></text:span> tu g<text:span text:style-name="T12">e</text:span><text:span text:style-name="seg.voisement_5f_2_5f_orig">d</text:span><text:span text:style-name="seg.voisement_5f_2_5f_reg">t</text:span><text:span text:style-name="T12"> h</text:span><text:span text:style-name="seg.signes_5f_diacritiques_5f_2_5f_orig">é</text:span><text:span text:style-name="seg.signes-diacritiques_5f_2_5f_reg"><text:span text:style-name="T8">e</text:span></text:span><text:span text:style-name="T12"> hani ?</text:span></text:p>
      <text:p text:style-name="P6">&lt;/lg&gt;&lt;lg&gt;</text:p>
      <text:p text:style-name="P1">Man<text:span text:style-name="seg.signes_5f_diacritiques_5f_2_5f_orig"><text:span text:style-name="T1">é</text:span></text:span><text:span text:style-name="seg.signes-diacritiques_5f_2_5f_reg"><text:span text:style-name="T2">e</text:span></text:span>ig Rundual, gozig<text:note text:id="ftn1" text:note-class="footnote"><text:note-citation>1</text:note-citation><text:note-body><text:p text:style-name="P8">Entrée introuvée</text:p></text:note-body></text:note> 'm <text:span text:style-name="seg.digramme_5f_2_5f_orig">e</text:span><text:span text:style-name="seg.digramme_5f_2_5f_reg">eu</text:span>s k<text:span text:style-name="seg.signes_5f_diacritiques_5f_2_5f_orig">â</text:span><text:span text:style-name="seg.signes-diacritiques_5f_2_5f_reg"><text:span text:style-name="T13">a</text:span></text:span>s do<text:span text:style-name="seg.trigramme_5f_diacritique_5f_2_5f_orig"><text:span text:style-name="T3">h</text:span></text:span><text:span text:style-name="seg.trigramme_5f_diacritique_5f_2_5f_reg"><text:span text:style-name="T1">c’h</text:span></text:span>o<text:span text:style-name="seg.trigramme_5f_diacritique_5f_2_5f_orig"><text:span text:style-name="T3">h</text:span></text:span><text:span text:style-name="seg.trigramme_5f_diacritique_5f_2_5f_reg"><text:span text:style-name="T1">c’h</text:span></text:span> :</text:p>
      <text:p text:style-name="P1">Pera<text:span text:style-name="seg.voisement_5f_2_5f_orig"><text:span text:style-name="T1">g</text:span></text:span><text:span text:style-name="seg.voisement_5f_2_5f_reg"><text:span text:style-name="T1">k</text:span></text:span> n<text:span text:style-name="pc.elision_5f_1_5f_reg">’</text:span>en do<text:span text:style-name="seg.trigramme_5f_diacritique_5f_2_5f_orig"><text:span text:style-name="T3">h</text:span></text:span><text:span text:style-name="seg.trigramme_5f_diacritique_5f_2_5f_reg"><text:span text:style-name="T1">c’h</text:span></text:span> ket <text:span text:style-name="seg.trigramme_5f_diacritique_5f_2_5f_orig"><text:span text:style-name="T3">h</text:span></text:span><text:span text:style-name="seg.trigramme_5f_diacritique_5f_2_5f_reg"><text:span text:style-name="T1">c’h</text:span></text:span>wi un tammig iz<text:span text:style-name="seg.signes_5f_diacritiques_5f_2_5f_orig"><text:span text:style-name="T1">é</text:span></text:span><text:span text:style-name="seg.signes-diacritiques_5f_2_5f_reg"><text:span text:style-name="T2">e</text:span></text:span>llo<text:span text:style-name="seg.trigramme_5f_diacritique_5f_2_5f_orig"><text:span text:style-name="T3">h</text:span></text:span><text:span text:style-name="seg.trigramme_5f_diacritique_5f_2_5f_reg"><text:span text:style-name="T1">c’h</text:span></text:span> ?</text:p>
      <text:p text:style-name="P6">&lt;/lg&gt;&lt;lg&gt;</text:p>
      <text:p text:style-name="P1">Man<text:span text:style-name="seg.signes_5f_diacritiques_5f_2_5f_orig"><text:span text:style-name="T1">é</text:span></text:span><text:span text:style-name="seg.signes-diacritiques_5f_2_5f_reg"><text:span text:style-name="T2">e</text:span></text:span>ig Rundual, 'n em<text:span text:style-name="pc.desagglutination_5f_2_5f_orig">-</text:span><text:span text:style-name="pc.desagglutination_5f_2_5f_reg"><text:span text:style-name="T14"> </text:span></text:span>l<text:span text:style-name="seg.signes_5f_diacritiques_5f_2_5f_orig"><text:span text:style-name="T1">é</text:span></text:span><text:span text:style-name="seg.signes-diacritiques_5f_2_5f_reg"><text:span text:style-name="T2">e</text:span></text:span>det <text:span text:style-name="seg.signes_5f_diacritiques_5f_2_5f_orig"><text:span text:style-name="T1">é</text:span></text:span><text:span text:style-name="seg.signes-diacritiques_5f_2_5f_reg"><text:span text:style-name="T2">e</text:span></text:span>r flagenn,</text:p>
      <text:p text:style-name="P1">Ma <text:span text:style-name="seg.trigramme_5f_diacritique_5f_2_5f_orig"><text:span text:style-name="T3">h</text:span></text:span><text:span text:style-name="seg.trigramme_5f_diacritique_5f_2_5f_reg"><text:span text:style-name="T1">c’h</text:span></text:span>w<text:span text:style-name="seg.signes_5f_diacritiques_5f_2_5f_orig"><text:span text:style-name="T1">é</text:span></text:span><text:span text:style-name="seg.signes-diacritiques_5f_2_5f_reg"><text:span text:style-name="T2">e</text:span></text:span>l<text:span text:style-name="seg.monophtongaison_5f_2_5f_orig">ei</text:span><text:span text:style-name="seg.monophtongaison_5f_2_5f_reg"><text:span text:style-name="T14">i</text:span></text:span><text:span text:style-name="seg.nasalisation_5f_2_5f_orig">n</text:span><text:span text:style-name="seg.nasalisation_5f_2_5f_reg"><text:span text:style-name="T14">ñ</text:span></text:span> ti m<text:span text:style-name="seg.amenuisement_5f_voyelle_5f_2_5f_orig"><text:span text:style-name="T1">e</text:span></text:span><text:span text:style-name="seg.amenuisement_5f_voyelle_5f_2_5f_reg"><text:span text:style-name="T4">a</text:span></text:span>n dous ku<text:span text:style-name="seg.digramme_5f_2_5f_orig">h</text:span><text:span text:style-name="seg.digramme_5f_2_5f_reg">zh</text:span>et ge<text:span text:style-name="seg.voisement_5f_2_5f_orig"><text:span text:style-name="T1">d</text:span></text:span><text:span text:style-name="seg.voisement_5f_2_5f_reg"><text:span text:style-name="T1">t</text:span></text:span> ho kribenn !</text:p>
      <text:p text:style-name="P6">&lt;/lg&gt;&lt;lg&gt;</text:p>
      <text:p text:style-name="P1">Ha <text:span text:style-name="seg.trigramme_5f_diacritique_5f_2_5f_orig"><text:span text:style-name="T3">h</text:span></text:span><text:span text:style-name="seg.trigramme_5f_diacritique_5f_2_5f_reg"><text:span text:style-name="T1">c’h</text:span></text:span>wi gw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z</text:span> sapin-kro<text:span text:style-name="seg.signes_5f_diacritiques_5f_2_5f_orig"><text:span text:style-name="T1">é</text:span></text:span><text:span text:style-name="seg.signes-diacritiques_5f_2_5f_reg"><text:span text:style-name="T2">e</text:span></text:span>z, a greska<text:span text:style-name="seg.voisement_5f_2_5f_orig"><text:span text:style-name="T1">d</text:span></text:span><text:span text:style-name="seg.voisement_5f_2_5f_reg"><text:span text:style-name="T1">t</text:span></text:span> d<text:span text:style-name="seg.signes_5f_diacritiques_5f_2_5f_orig"><text:span text:style-name="T1">é</text:span></text:span><text:span text:style-name="seg.signes-diacritiques_5f_2_5f_reg"><text:span text:style-name="T2">e</text:span></text:span>hanet,</text:p>
      <text:p text:style-name="P1">Ma spurmant<text:span text:style-name="seg.monophtongaison_5f_2_5f_orig">ei</text:span><text:span text:style-name="seg.monophtongaison_5f_2_5f_reg"><text:span text:style-name="T14">i</text:span></text:span><text:span text:style-name="seg.nasalisation_5f_2_5f_orig">n</text:span><text:span text:style-name="seg.nasalisation_5f_2_5f_reg"><text:span text:style-name="T14">ñ</text:span></text:span> a<text:span text:style-name="seg.trigramme_5f_diacritique_5f_2_5f_orig"><text:span text:style-name="T3">h</text:span></text:span><text:span text:style-name="seg.trigramme_5f_diacritique_5f_2_5f_reg"><text:span text:style-name="T1">c’h</text:span></text:span>oel<text:note text:id="ftn2" text:note-class="footnote"><text:note-citation>2</text:note-citation><text:note-body><text:p text:style-name="Footnote"><text:span text:style-name="T15">Voir : </text:span><text:span text:style-name="T16">a-wael</text:span></text:p></text:note-body></text:note> mogedenn h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trigramme_5f_diacritique_5f_2_5f_orig"><text:span text:style-name="T3">h</text:span></text:span><text:span text:style-name="seg.trigramme_5f_diacritique_5f_2_5f_reg"><text:span text:style-name="T1">c’h</text:span></text:span> o<text:span text:style-name="seg.amenuisement_5f_voyelle_5f_2_5f_orig">è</text:span><text:span text:style-name="seg.amenuisement_5f_voyelle_5f_2_5f_reg"><text:span text:style-name="T17">a</text:span></text:span>led.</text:p>
      <text:p text:style-name="P6">&lt;/lg&gt;&lt;lg&gt;</text:p>
      <text:p text:style-name="P1">Ha <text:span text:style-name="seg.trigramme_5f_diacritique_5f_2_5f_orig"><text:span text:style-name="T3">h</text:span></text:span><text:span text:style-name="seg.trigramme_5f_diacritique_5f_2_5f_reg"><text:span text:style-name="T1">c’h</text:span></text:span>wi <text:span text:style-name="seg.signes_5f_diacritiques_5f_2_5f_orig"><text:span text:style-name="T1">é</text:span></text:span><text:span text:style-name="seg.signes-diacritiques_5f_2_5f_reg"><text:span text:style-name="T2">e</text:span></text:span>n<text:span text:style-name="seg.amuissement_5f_consonne_5f_1_5f_reg">v</text:span>edig<text:span text:style-name="seg.diphtongaison_5f_2_5f_orig">eu</text:span><text:span text:style-name="seg.diphtongaison_5f_2_5f_reg"><text:span text:style-name="T17">où</text:span></text:span>, p'h<text:span text:style-name="seg.signes_5f_diacritiques_5f_2_5f_orig"><text:span text:style-name="T1">é</text:span></text:span><text:span text:style-name="seg.signes-diacritiques_5f_2_5f_reg"><text:span text:style-name="T2">e</text:span></text:span> <text:span text:style-name="seg.trigramme_5f_diacritique_5f_2_5f_orig"><text:span text:style-name="T3">h</text:span></text:span><text:span text:style-name="seg.trigramme_5f_diacritique_5f_2_5f_reg"><text:span text:style-name="T1">c’h</text:span></text:span>le<text:span text:style-name="seg.lettre_5f_ramiste_5f_2_5f_orig">ù</text:span><text:span text:style-name="seg.lettre_5f_ramiste_5f_2_5f_reg">v</text:span>et <text:span text:style-name="seg.signes_5f_diacritiques_5f_2_5f_orig"><text:span text:style-name="T1">é</text:span></text:span><text:span text:style-name="seg.signes-diacritiques_5f_2_5f_reg"><text:span text:style-name="T2">e</text:span></text:span> son<text:span text:style-name="seg.monophtongaison_5f_2_5f_orig">ei</text:span><text:span text:style-name="seg.monophtongaison_5f_2_5f_reg"><text:span text:style-name="T14">i</text:span></text:span><text:span text:style-name="seg.nasalisation_5f_2_5f_orig">n</text:span><text:span text:style-name="seg.nasalisation_5f_2_5f_reg"><text:span text:style-name="T14">ñ</text:span></text:span>,</text:p>
      <text:p text:style-name="P1">Arsa<text:span text:style-name="seg.lettre_5f_ramiste_5f_2_5f_orig">ù</text:span><text:span text:style-name="seg.lettre_5f_ramiste_5f_2_5f_reg">v</text:span>et ge<text:span text:style-name="seg.voisement_5f_2_5f_orig"><text:span text:style-name="T1">d</text:span></text:span><text:span text:style-name="seg.voisement_5f_2_5f_reg"><text:span text:style-name="T1">t</text:span></text:span> ho kan, plijadur <text:span text:style-name="pc.elision_5f_1_5f_orig">'</text:span><text:span text:style-name="seg.amuissement_5f_consonne_5f_1_5f_orig">h</text:span>r<text:span text:style-name="seg.en_5f_cours_5f_2_5f_orig"><text:span text:style-name="T18">eè</text:span></text:span><text:span text:style-name="seg.en_5f_cours_5f_2_5f_reg">o</text:span><text:span text:style-name="seg.en_5f_cours_5f_2_5f_reg"><text:span text:style-name="T18">e</text:span></text:span>t d<text:span text:style-name="seg.monophtongaison_5f_2_5f_orig">ei</text:span><text:span text:style-name="seg.monophtongaison_5f_2_5f_reg"><text:span text:style-name="T14">i</text:span></text:span>n ;</text:p>
      <text:p text:style-name="P6">&lt;/lg&gt;&lt;lg&gt;</text:p>
      <text:p text:style-name="P1">E<text:span text:style-name="seg.amuissement_5f_voyelle_5f_1_5f_reg">v</text:span>i<text:span text:style-name="seg.voisement_5f_2_5f_orig"><text:span text:style-name="T1">d</text:span></text:span><text:span text:style-name="seg.voisement_5f_2_5f_reg"><text:span text:style-name="T1">t</text:span></text:span> ma kle<text:span text:style-name="seg.lettre_5f_ramiste_5f_2_5f_orig">ù</text:span><text:span text:style-name="seg.lettre_5f_ramiste_5f_2_5f_reg">v</text:span><text:span text:style-name="seg.monophtongaison_5f_2_5f_orig"><text:span text:style-name="T12">ei</text:span></text:span><text:span text:style-name="seg.monophtongaison_5f_2_5f_reg"><text:span text:style-name="T14">i</text:span></text:span><text:span text:style-name="seg.nasalisation_5f_2_5f_orig"><text:span text:style-name="T12">n</text:span></text:span><text:span text:style-name="seg.nasalisation_5f_2_5f_reg"><text:span text:style-name="T14">ñ</text:span></text:span> dasson h<text:span text:style-name="seg.signes_5f_diacritiques_5f_2_5f_orig"><text:span text:style-name="T1">é</text:span></text:span><text:span text:style-name="seg.signes-diacritiques_5f_2_5f_reg"><text:span text:style-name="T2">e</text:span></text:span> bou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digramme_5f_2_5f_orig">h</text:span><text:span text:style-name="seg.digramme_5f_2_5f_reg">zh</text:span> flour <text:span text:style-name="seg.signes_5f_diacritiques_5f_2_5f_orig"><text:span text:style-name="T1">é</text:span></text:span><text:span text:style-name="seg.signes-diacritiques_5f_2_5f_reg"><text:span text:style-name="T2">e</text:span></text:span> kanal,</text:p>
      <text:p text:style-name="P1">É ton<text:span text:style-name="seg.voisement_5f_2_5f_orig"><text:span text:style-name="T1">d</text:span></text:span><text:span text:style-name="seg.voisement_5f_2_5f_reg"><text:span text:style-name="T1">t</text:span></text:span> <text:span text:style-name="pc.elision_5f_1_5f_reg">‘</text:span>ar <text:span text:style-name="seg.amenuisement_5f_voyelle_5f_2_5f_orig"><text:span text:style-name="T1">e</text:span></text:span><text:span text:style-name="seg.amenuisement_5f_voyelle_5f_2_5f_reg"><text:span text:style-name="T4">a</text:span></text:span>n a<text:span text:style-name="seg.lettre_5f_ramiste_5f_2_5f_orig">ù</text:span><text:span text:style-name="seg.lettre_5f_ramiste_5f_2_5f_reg">v</text:span><text:span text:style-name="seg.signes_5f_diacritiques_5f_2_5f_orig"><text:span text:style-name="T1">é</text:span></text:span><text:span text:style-name="seg.signes-diacritiques_5f_2_5f_reg"><text:span text:style-name="T2">e</text:span></text:span>l ge<text:span text:style-name="seg.voisement_5f_2_5f_orig"><text:span text:style-name="T1">d</text:span></text:span><text:span text:style-name="seg.voisement_5f_2_5f_reg"><text:span text:style-name="T1">t</text:span></text:span> frond <text:span text:style-name="seg.amenuisement_5f_voyelle_5f_2_5f_orig"><text:span text:style-name="T1">e</text:span></text:span><text:span text:style-name="seg.amenuisement_5f_voyelle_5f_2_5f_reg"><text:span text:style-name="T4">a</text:span></text:span>r bleu<text:span text:style-name="seg.amuissement_5f_consonne_5f_1_5f_reg">v</text:span><text:span text:style-name="seg.nasalisation_5f_2_5f_orig">n</text:span><text:span text:style-name="seg.nasalisation_5f_2_5f_reg"><text:span text:style-name="T14">ñ</text:span></text:span> aval.</text:p>
      <text:p text:style-name="P6">&lt;/lg&gt;&lt;lg&gt;</text:p>
      <text:p text:style-name="P2">P<text:span text:style-name="seg.amenuisement_5f_voyelle_5f_2_5f_orig"><text:span text:style-name="T1">e</text:span></text:span><text:span text:style-name="seg.amenuisement_5f_voyelle_5f_2_5f_reg"><text:span text:style-name="T4">a</text:span></text:span> ve<text:span text:style-name="seg.mutation_5f_consonantique_5f_2_5f_orig"><text:span text:style-name="T20">h</text:span></text:span><text:span text:style-name="seg.mutation_5f_consonantique_5f_2_5f_reg"><text:span text:style-name="T20">f</text:span></text:span>en mestr d'<text:span text:style-name="seg.amenuisement_5f_voyelle_5f_2_5f_orig"><text:span text:style-name="T1">e</text:span></text:span><text:span text:style-name="seg.amenuisement_5f_voyelle_5f_2_5f_reg"><text:span text:style-name="T4">a</text:span></text:span>r gw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z</text:span>, mestr <text:span text:style-name="pc.elision_5f_1_5f_reg">‘</text:span>ar <text:span text:style-name="seg.amenuisement_5f_voyelle_5f_2_5f_orig"><text:span text:style-name="T1">e</text:span></text:span><text:span text:style-name="seg.amenuisement_5f_voyelle_5f_2_5f_reg"><text:span text:style-name="T4">a</text:span></text:span>r man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z</text:span>i<text:span text:style-name="seg.diphtongaison_5f_2_5f_orig">eu</text:span><text:span text:style-name="seg.diphtongaison_5f_2_5f_reg"><text:span text:style-name="T17">où</text:span></text:span>…</text:p>
      <text:p text:style-name="P2">Ne chom<text:span text:style-name="seg.amuissement_5f_voyelle_5f_1_5f_orig"><text:span text:style-name="T21">e</text:span></text:span><text:span text:style-name="seg.mutation_5f_consonantique_5f_2_5f_orig"><text:span text:style-name="T20">h</text:span></text:span><text:span text:style-name="seg.mutation_5f_consonantique_5f_2_5f_reg"><text:span text:style-name="T20">f</text:span></text:span>ent ket pell <text:span text:style-name="seg.signes_5f_diacritiques_5f_2_5f_orig"><text:span text:style-name="T1">é</text:span></text:span><text:span text:style-name="seg.signes-diacritiques_5f_2_5f_reg"><text:span text:style-name="T2">e</text:span></text:span>tr<text:span text:style-name="seg.signes_5f_diacritiques_5f_2_5f_orig"><text:span text:style-name="T1">é</text:span></text:span><text:span text:style-name="seg.signes-diacritiques_5f_2_5f_reg"><text:span text:style-name="T2">e</text:span></text:span>zom<text:span text:style-name="seg.amuissement_5f_consonne_5f_1_5f_reg">p</text:span>, ni on d<text:span text:style-name="seg.diphtongaison_5f_2_5f_orig">eu</text:span><text:span text:style-name="seg.diphtongaison_5f_2_5f_reg"><text:span text:style-name="T19">aou</text:span></text:span> !</text:p>
      <text:p text:style-name="P6">&lt;/lg&gt;&lt;lg&gt;</text:p>
      <text:p text:style-name="P2">Man<text:span text:style-name="seg.signes_5f_diacritiques_5f_2_5f_orig"><text:span text:style-name="T1">é</text:span></text:span><text:span text:style-name="seg.signes-diacritiques_5f_2_5f_reg"><text:span text:style-name="T2">e</text:span></text:span>ig Rundual, me <text:span text:style-name="seg.amuissement_5f_consonne_5f_1_5f_orig">h</text:span>r<text:span text:style-name="seg.amenuisement_5f_voyelle_5f_2_5f_orig"><text:span text:style-name="T1">e</text:span></text:span><text:span text:style-name="seg.amenuisement_5f_voyelle_5f_2_5f_reg"><text:span text:style-name="T4">a</text:span></text:span><text:span text:style-name="seg.mutation_5f_consonantique_5f_2_5f_orig"><text:span text:style-name="T20">h</text:span></text:span><text:span text:style-name="seg.mutation_5f_consonantique_5f_2_5f_reg"><text:span text:style-name="T20">f</text:span></text:span><text:span text:style-name="seg.signes_5f_diacritiques_5f_2_5f_orig"><text:span text:style-name="T5">è</text:span></text:span><text:span text:style-name="seg.signes-diacritiques_5f_2_5f_reg"><text:span text:style-name="T2">e</text:span></text:span> deo<text:span text:style-name="seg.trigramme_5f_diacritique_5f_2_5f_orig"><text:span text:style-name="T3">h</text:span></text:span><text:span text:style-name="seg.trigramme_5f_diacritique_5f_2_5f_reg"><text:span text:style-name="T1">c’h</text:span></text:span> diskenn</text:p>
      <text:p text:style-name="P2">Ha <text:span text:style-name="seg.trigramme_5f_diacritique_5f_2_5f_orig"><text:span text:style-name="T3">h</text:span></text:span><text:span text:style-name="seg.trigramme_5f_diacritique_5f_2_5f_reg"><text:span text:style-name="T1">c’h</text:span></text:span>wi gw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z</text:span> sapin-kro<text:span text:style-name="seg.signes_5f_diacritiques_5f_2_5f_orig"><text:span text:style-name="T1">é</text:span></text:span><text:span text:style-name="seg.signes-diacritiques_5f_2_5f_reg"><text:span text:style-name="T2">e</text:span></text:span>z, sou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digramme_5f_2_5f_orig">h</text:span><text:span text:style-name="seg.digramme_5f_2_5f_reg">zh</text:span> ve<text:span text:style-name="seg.mutation_5f_consonantique_5f_2_5f_orig"><text:span text:style-name="T20">h</text:span></text:span><text:span text:style-name="seg.mutation_5f_consonantique_5f_2_5f_reg"><text:span text:style-name="T20">f</text:span></text:span><text:span text:style-name="seg.signes_5f_diacritiques_5f_2_5f_orig"><text:span text:style-name="T5">è</text:span></text:span><text:span text:style-name="seg.signes-diacritiques_5f_2_5f_reg"><text:span text:style-name="T2">e</text:span></text:span> ge<text:span text:style-name="seg.voisement_5f_2_5f_orig"><text:span text:style-name="T1">d</text:span></text:span><text:span text:style-name="seg.voisement_5f_2_5f_reg"><text:span text:style-name="T1">t</text:span></text:span> ho penn !</text:p>
      <text:p text:style-name="P6">&lt;/lg&gt;&lt;lg&gt;</text:p>
      <text:p text:style-name="P9">M<text:span text:style-name="seg.amenuisement_5f_voyelle_5f_2_5f_orig"><text:span text:style-name="T1">e</text:span></text:span><text:span text:style-name="seg.amenuisement_5f_voyelle_5f_2_5f_reg"><text:span text:style-name="T4">a</text:span></text:span> <text:span text:style-name="seg.amuissement_5f_consonne_5f_1_5f_orig">h</text:span>r<text:span text:style-name="seg.amenuisement_5f_voyelle_5f_2_5f_orig"><text:span text:style-name="T1">e</text:span></text:span><text:span text:style-name="seg.amenuisement_5f_voyelle_5f_2_5f_reg"><text:span text:style-name="T4">a</text:span></text:span><text:span text:style-name="seg.mutation_5f_consonantique_5f_2_5f_orig"><text:span text:style-name="T20">h</text:span></text:span><text:span text:style-name="seg.mutation_5f_consonantique_5f_2_5f_reg"><text:span text:style-name="T20">f</text:span></text:span><text:span text:style-name="seg.signes_5f_diacritiques_5f_2_5f_orig"><text:span text:style-name="T5">è</text:span></text:span><text:span text:style-name="seg.signes-diacritiques_5f_2_5f_reg"><text:span text:style-name="T2">e</text:span></text:span> d'<text:span text:style-name="seg.amenuisement_5f_voyelle_5f_2_5f_orig"><text:span text:style-name="T1">e</text:span></text:span><text:span text:style-name="seg.amenuisement_5f_voyelle_5f_2_5f_reg"><text:span text:style-name="T4">a</text:span></text:span>n <text:span text:style-name="seg.signes_5f_diacritiques_5f_2_5f_orig"><text:span text:style-name="T1">é</text:span></text:span><text:span text:style-name="seg.signes-diacritiques_5f_2_5f_reg"><text:span text:style-name="T2">e</text:span></text:span>ned kanal d'<text:span text:style-name="seg.amenuisement_5f_voyelle_5f_2_5f_orig"><text:span text:style-name="T1">e</text:span></text:span><text:span text:style-name="seg.amenuisement_5f_voyelle_5f_2_5f_reg"><text:span text:style-name="T4">a</text:span></text:span>n noz hebk<text:span text:style-name="seg.amenuisement_5f_voyelle_5f_2_5f_orig"><text:span text:style-name="T6">i</text:span></text:span><text:span text:style-name="seg.amenuisement_5f_voyelle_5f_2_5f_reg"><text:span text:style-name="T6">e</text:span></text:span>n</text:p>
      <text:p text:style-name="P1">E<text:span text:style-name="seg.amuissement_5f_consonne_5f_1_5f_reg">v</text:span>i<text:span text:style-name="seg.voisement_5f_2_5f_orig"><text:span text:style-name="T1">d</text:span></text:span><text:span text:style-name="seg.voisement_5f_2_5f_reg"><text:span text:style-name="T1">t</text:span></text:span> luskellad m<text:span text:style-name="seg.amenuisement_5f_voyelle_5f_2_5f_orig"><text:span text:style-name="T1">e</text:span></text:span><text:span text:style-name="seg.amenuisement_5f_voyelle_5f_2_5f_reg"><text:span text:style-name="T4">a</text:span></text:span>n dous a serr-noz d<text:span text:style-name="seg.amenuisement_5f_voyelle_5f_2_5f_orig"><text:span text:style-name="T1">e</text:span></text:span><text:span text:style-name="seg.amenuisement_5f_voyelle_5f_2_5f_reg"><text:span text:style-name="T4">a</text:span></text:span> vitin.</text:p>
      <text:p text:style-name="P6">&lt;/lg&gt;&lt;lg&gt;</text:p>
      <text:p text:style-name="P1">Man<text:span text:style-name="seg.signes_5f_diacritiques_5f_2_5f_orig"><text:span text:style-name="T1">é</text:span></text:span><text:span text:style-name="seg.signes-diacritiques_5f_2_5f_reg"><text:span text:style-name="T2">e</text:span></text:span>ig Rundual, penao<text:span text:style-name="seg.voisement_5f_2_5f_orig">z</text:span><text:span text:style-name="seg.voisement_5f_2_5f_reg">s</text:span> ho kar<text:span text:style-name="seg.monophtongaison_5f_2_5f_orig">ei</text:span><text:span text:style-name="seg.monophtongaison_5f_2_5f_reg"><text:span text:style-name="T14">i</text:span></text:span><text:span text:style-name="seg.nasalisation_5f_2_5f_orig">n</text:span><text:span text:style-name="seg.nasalisation_5f_2_5f_reg"><text:span text:style-name="T14">ñ</text:span></text:span>-m<text:span text:style-name="seg.signes_5f_diacritiques_5f_2_5f_orig"><text:span text:style-name="T1">é</text:span></text:span><text:span text:style-name="seg.signes-diacritiques_5f_2_5f_reg"><text:span text:style-name="T2">e</text:span></text:span> ?</text:p>
      <text:p text:style-name="P1"><text:span text:style-name="seg.trigramme_5f_diacritique_5f_2_5f_orig">H</text:span><text:span text:style-name="seg.trigramme_5f_diacritique_5f_2_5f_reg">C’h</text:span>wi hag <text:span text:style-name="seg.amenuisement_5f_voyelle_5f_2_5f_orig"><text:span text:style-name="T1">e</text:span></text:span><text:span text:style-name="seg.amenuisement_5f_voyelle_5f_2_5f_reg"><text:span text:style-name="T4">a</text:span></text:span> gu<text:span text:style-name="seg.digramme_5f_2_5f_orig">h</text:span><text:span text:style-name="seg.digramme_5f_2_5f_reg">zh</text:span> do<text:span text:style-name="seg.trigramme_5f_diacritique_5f_2_5f_orig"><text:span text:style-name="T3">h</text:span></text:span><text:span text:style-name="seg.trigramme_5f_diacritique_5f_2_5f_reg"><text:span text:style-name="T1">c’h</text:span></text:span>ein m<text:span text:style-name="seg.amenuisement_5f_voyelle_5f_2_5f_orig"><text:span text:style-name="T1">e</text:span></text:span><text:span text:style-name="seg.amenuisement_5f_voyelle_5f_2_5f_reg"><text:span text:style-name="T4">a</text:span></text:span>n gwellañ karant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z</text:span> !</text:p>
      <text:p text:style-name="P6">&lt;/lg&gt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b" style:family="paragraph" style:parent-style-name="Text_20_body" style:master-page-name="">
      <style:paragraph-properties fo:margin-left="-1.199cm" fo:margin-right="0cm" fo:text-indent="0cm" style:auto-text-indent="false" style:page-number="auto" style:shadow="none"/>
      <style:text-properties fo:color="#000000" style:font-name="Lucida Sans" fo:font-family="'Lucida Sans'" style:font-style-name="Normal" style:font-family-generic="swiss" style:font-pitch="variable" fo:font-size="12pt" style:text-underline-style="solid" style:text-underline-width="auto" style:text-underline-color="font-color" fo:font-weight="normal" officeooo:rsid="0026ec23" style:font-size-asian="12pt" style:font-size-complex="12pt" style:text-overline-style="solid" style:text-overline-width="auto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cm" fo:margin-bottom="0cm" loext:contextual-spacing="false" style:page-number="auto" fo:background-color="transparent" fo:padding="0.25cm" fo:border-left="4.99pt solid #ffff00" fo:border-right="none" fo:border-top="none" fo:border-bottom="none" style:shadow="none">
        <style:tab-stops/>
      </style:paragraph-properties>
      <style:text-properties fo:font-variant="small-caps" fo:font-size="12pt" fo:font-weight="normal" style:font-size-asian="115%" style:font-weight-asian="bold" style:font-size-complex="115%" style:font-weight-complex="normal"/>
    </style:style>
    <style:style style:name="_5f_3_5f_head" style:display-name="_3_head" style:family="paragraph" style:parent-style-name="Heading_20_1" style:default-outline-level="" style:list-style-name=""/>
    <style:style style:name="_5f_3_5f_head.main" style:display-name="_3_head.main" style:family="paragraph" style:parent-style-name="_5f_3_5f_head"/>
    <style:style style:name="_5f_3_5f_head.sub" style:display-name="_3_head.sub" style:family="paragraph" style:parent-style-name="_5f_3_5f_head.main" style:master-page-name="">
      <style:paragraph-properties style:page-number="auto"/>
      <style:text-properties fo:font-variant="normal" fo:text-transform="none" fo:font-size="10pt" fo:font-style="italic"/>
    </style:style>
    <style:style style:name="_5f_3_5f_l" style:display-name="_3_l" style:family="paragraph" style:parent-style-name="Standard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15cm" fo:border-left="0.06pt solid #000000" fo:border-right="none" fo:border-top="none" fo:border-bottom="none" style:shadow="none">
        <style:tab-stops>
          <style:tab-stop style:position="16.321cm"/>
        </style:tab-stops>
      </style:paragraph-properties>
      <style:text-properties style:font-name="Futura Lt BT" fo:font-family="'Futura Lt BT'" style:font-family-generic="swiss" style:font-pitch="variabl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g.signes_5f_diacritiques_5f_2_5f_orig" style:display-name="seg.signes_diacritiques_2_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signes-diacritiques_5f_2_5f_reg" style:display-name="seg.signes-diacritiques_2_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voisement_5f_2_5f_orig" style:display-name="seg.voisement_2_orig" style:family="text">
      <style:text-properties fo:font-size="12pt" officeooo:rsid="0012d8ef" fo:background-color="#ff1f5a" style:font-size-asian="12pt" style:font-size-complex="12pt"/>
    </style:style>
    <style:style style:name="seg.voisement_5f_2_5f_reg" style:display-name="seg.voisement_2_reg" style:family="text">
      <style:text-properties fo:color="#ff1f5a" fo:font-size="12pt" style:text-underline-style="solid" style:text-underline-type="double" style:text-underline-width="auto" style:text-underline-color="font-color" fo:font-weight="normal" officeooo:rsid="0012d8ef" fo:background-color="#eeeeee" style:font-size-asian="12pt" style:font-weight-asian="normal" style:font-size-complex="12pt" style:font-weight-complex="normal"/>
    </style:style>
    <style:style style:name="seg.amuissement_5f_consonne_5f_1_5f_reg" style:display-name="seg.amuissement_consonne_1_reg" style:family="text">
      <style:text-properties fo:color="#491d74" style:text-line-through-style="none" style:text-line-through-type="none" fo:font-size="12pt" style:text-underline-style="solid" style:text-underline-width="bold" style:text-underline-color="#491d74" fo:font-weight="normal" officeooo:rsid="002472df" fo:background-color="#dfcce4" style:font-size-asian="12pt" style:font-weight-asian="normal" style:font-size-complex="12pt" style:font-weight-complex="normal"/>
    </style:style>
    <style:style style:name="seg.amuissement_5f_voyelle_5f_1_5f_reg" style:display-name="seg.amuissement_voyelle_1_reg" style:family="text">
      <style:text-properties fo:color="#820f71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820f71" fo:font-weight="normal" officeooo:rsid="002472df" fo:background-color="#dfcce4" style:font-size-asian="12pt" style:font-style-asian="normal" style:font-weight-asian="normal" style:font-size-complex="12pt" style:font-style-complex="normal" style:font-weight-complex="normal"/>
    </style:style>
    <style:style style:name="seg.amenuisement_5f_voyelle_5f_2_5f_orig" style:display-name="seg.amenuisement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amenuisement_5f_voyelle_5f_2_5f_reg" style:display-name="seg.amenuisement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style:style style:name="seg.trigramme_5f_diacritique_5f_2_5f_orig" style:display-name="seg.trigramme_diacritique_2_orig" style:family="text">
      <style:text-properties style:use-window-font-color="true" style:text-position="0% 100%" fo:font-size="12pt" fo:font-weight="normal" fo:background-color="#c9f658" style:font-size-asian="12pt" style:font-weight-asian="normal" style:font-size-complex="12pt" style:font-weight-complex="normal" style:text-overline-style="none" style:text-overline-color="#000000"/>
    </style:style>
    <style:style style:name="seg.diphtongaison_5f_2_5f_reg" style:display-name="seg.diphtongaison_2_reg" style:family="text">
      <style:text-properties fo:color="#9999ff" fo:font-size="12pt" style:text-underline-style="solid" style:text-underline-width="bold" style:text-underline-color="#9999ff" fo:font-weight="normal" fo:background-color="#eeeeee" style:font-size-asian="12pt" style:font-weight-asian="normal" style:font-size-complex="12pt" style:font-weight-complex="normal"/>
    </style:style>
    <style:style style:name="seg.trigramme_5f_diacritique_5f_2_5f_reg" style:display-name="seg.trigramme_diacritique_2_reg" style:family="text" style:parent-style-name="seg.diphtongaison_5f_2_5f_reg">
      <style:text-properties fo:color="#c9f658" fo:font-size="12pt" fo:font-style="normal" style:text-underline-style="solid" style:text-underline-width="bold" style:text-underline-color="#c9f658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c.elision_5f_1_5f_reg" style:display-name="pc.elision_1_reg" style:family="text">
      <style:text-properties fo:color="#491d74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digramme_5f_2_5f_orig" style:display-name="seg.digramm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gramme_5f_2_5f_reg" style:display-name="seg.digramm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c.desagglutination_5f_2_5f_orig" style:display-name="pc.desagglutination_2_orig" style:family="text">
      <style:text-properties style:font-name="Futura Lt BT" fo:font-family="'Futura Lt BT'" style:font-family-generic="swiss" style:font-pitch="variable" style:text-underline-style="solid" style:text-underline-type="double" style:text-underline-width="auto" style:text-underline-color="#c38312" officeooo:rsid="0038171c" style:font-size-asian="10.5pt"/>
    </style:style>
    <style:style style:name="pc.desagglutination_5f_2_5f_reg" style:display-name="pc.desagglutination_2_reg" style:family="text">
      <style:text-properties fo:background-color="#ffdaa2"/>
    </style:style>
    <style:style style:name="seg.diphtongaison_5f_2_5f_orig" style:display-name="seg.diphtongaison_2_orig" style:family="text">
      <style:text-properties style:use-window-font-color="true" style:text-position="0% 100%" fo:font-size="12pt" fo:font-style="normal" fo:font-weight="normal" fo:background-color="#9999ff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onophtongaison_5f_2_5f_orig" style:display-name="seg.monophtongaison_2_orig" style:family="text" style:parent-style-name="seg.diphtongaison_5f_2_5f_orig">
      <style:text-properties style:use-window-font-color="true" style:text-position="0% 100%" fo:font-size="12pt" fo:font-style="normal" fo:font-weight="normal" fo:background-color="#99ffbb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nasalisation_5f_2_5f_reg" style:display-name="seg.nasalisation_2_reg" style:family="text">
      <style:text-properties fo:color="#66cc99" fo:font-size="12pt" style:text-underline-style="solid" style:text-underline-width="bold" style:text-underline-color="#66cc99" fo:font-weight="normal" fo:background-color="#eeeeee" style:font-size-asian="9pt" style:font-weight-asian="normal" style:font-size-complex="9pt" style:font-weight-complex="normal" loext:shadow="none"/>
    </style:style>
    <style:style style:name="seg.monophtongaison_5f_2_5f_reg" style:display-name="seg.monophtongaison_2_reg" style:family="text" style:parent-style-name="seg.nasalisation_5f_2_5f_reg">
      <style:text-properties fo:color="#8ce3a9" fo:font-size="12pt" style:text-underline-style="solid" style:text-underline-width="bold" style:text-underline-color="#99ffbb" fo:font-weight="normal" fo:background-color="#eeeeee" style:font-size-asian="9pt" style:font-weight-asian="normal" style:font-size-complex="9pt" style:font-weight-complex="normal" loext:shadow="none"/>
    </style:style>
    <style:style style:name="seg.nasalisation_5f_2_5f_orig" style:display-name="seg.nasalisation_2_orig" style:family="text">
      <style:text-properties style:use-window-font-color="true" style:text-position="0% 100%" fo:font-size="12pt" fo:font-weight="normal" fo:background-color="#66cc99" style:font-size-asian="10pt" style:font-weight-asian="normal" style:font-size-complex="10pt" style:font-weight-complex="normal" style:text-overline-style="none" style:text-overline-color="#000000"/>
    </style:style>
    <style:style style:name="seg.lettre_5f_ramiste_5f_2_5f_orig" style:display-name="seg.lettre_ramiste_2_orig" style:family="text">
      <style:text-properties fo:color="#000000" fo:font-size="12pt" fo:language="fr" fo:country="FR" fo:font-style="normal" fo:font-weight="normal" officeooo:rsid="000ab72a" fo:background-color="#98ccd3" style:font-size-asian="12pt" style:font-weight-asian="normal" style:font-size-complex="12pt" style:font-weight-complex="normal"/>
    </style:style>
    <style:style style:name="seg.lettre_5f_ramiste_5f_2_5f_reg" style:display-name="seg.lettre_ramiste_2_reg" style:family="text">
      <style:text-properties fo:color="#98ccd3" fo:font-size="12pt" fo:language="fr" fo:country="FR" fo:font-style="normal" style:text-underline-style="solid" style:text-underline-width="bold" style:text-underline-color="#98ccd3" fo:font-weight="normal" officeooo:rsid="000d8101" fo:background-color="#eeeeee" style:font-size-asian="12pt" style:font-weight-asian="normal" style:font-size-complex="12pt" style:font-weight-complex="normal"/>
    </style:style>
    <style:style style:name="pc.elision_5f_1_5f_orig" style:display-name="pc.elision_1_orig" style:family="text" style:parent-style-name="pc.elision_5f_1_5f_reg">
      <style:text-properties fo:color="#db2d67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amuissement_5f_consonne_5f_1_5f_orig" style:display-name="seg.amuissement_consonne_1_orig" style:family="text" style:parent-style-name="seg.diphtongaison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491d74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en_5f_cours_5f_2_5f_orig" style:display-name="seg.en_cours_2_orig" style:family="text">
      <style:text-properties fo:color="#000000" fo:font-size="12pt" style:text-underline-style="solid" style:text-underline-width="auto" style:text-underline-color="font-color" fo:font-weight="bold" officeooo:rsid="0006fec8" fo:background-color="#fff200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seg.en_5f_cours_5f_2_5f_reg" style:display-name="seg.en_cours_2_reg" style:family="text">
      <style:text-properties style:use-window-font-color="true" fo:font-size="12pt" fo:font-style="italic" style:text-underline-style="dotted" style:text-underline-width="auto" style:text-underline-color="#000000" fo:font-weight="normal" officeooo:rsid="00096534" fo:background-color="#fff200" style:font-size-asian="12pt" style:font-weight-asian="normal" style:font-size-complex="12pt" style:font-weight-complex="normal" style:text-overline-style="dotted" style:text-overline-width="auto" style:text-overline-color="#000000"/>
    </style:style>
    <style:style style:name="seg.augmentation_5f_voyelle_5f_2_5f_orig" style:display-name="seg.augmentation_voyelle_2_orig" style:family="text" style:parent-style-name="seg.amenuisement_5f_voyelle_5f_2_5f_orig">
      <style:text-properties style:use-window-font-color="true" style:font-name="Futura Lt BT" fo:font-family="'Futura Lt BT'" style:font-family-generic="swiss" style:font-pitch="variable" fo:font-size="12pt" fo:language="fr" fo:country="FR" fo:font-style="normal" fo:font-weight="normal" officeooo:rsid="000f0c99" fo:background-color="#ffdaa2" style:font-size-asian="12pt" style:font-weight-asian="normal" style:font-size-complex="12pt" style:font-weight-complex="normal" loext:shadow="none"/>
    </style:style>
    <style:style style:name="seg.augmentation_5f_voyelle_5f_2_5f_reg" style:display-name="seg.augmentation_voyelle_2_reg" style:family="text" style:parent-style-name="seg.amenuisement_5f_voyelle_5f_2_5f_reg">
      <style:text-properties fo:color="#fdc578" style:font-name="Futura Lt BT" fo:font-family="'Futura Lt BT'" style:font-family-generic="swiss" style:font-pitch="variable" fo:font-size="12pt" fo:language="fr" fo:country="FR" fo:font-style="normal" style:text-underline-style="solid" style:text-underline-width="bold" style:text-underline-color="#fdc578" fo:font-weight="normal" officeooo:rsid="000f0c99" fo:background-color="#eeeeee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M2seg.signes-diacritiques_40_ORIG" style:display-name="MM2seg.signes-diacritiques@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mutation_5f_consonantique_5f_2_5f_orig" style:display-name="seg.mutation_consonantique_2_orig" style:family="text" style:parent-style-name="MM2seg.signes-diacritiques_40_ORIG">
      <style:text-properties style:use-window-font-color="true" style:text-line-through-style="none" style:text-line-through-type="none" style:font-name="Futura Lt BT" fo:font-family="'Futura Lt BT'" style:font-family-generic="swiss" style:font-pitch="variable" fo:font-size="12pt" fo:font-weight="normal" officeooo:rsid="000ab72a" fo:background-color="#f59ca6" style:font-size-asian="12pt" style:font-weight-asian="normal" style:font-size-complex="12pt" style:font-weight-complex="normal"/>
    </style:style>
    <style:style style:name="MM2seg.signes-diacritiques_40_REG" style:display-name="MM2seg.signes-diacritiques@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mutation_5f_consonantique_5f_2_5f_reg" style:display-name="seg.mutation_consonantique_2_reg" style:family="text" style:parent-style-name="MM2seg.signes-diacritiques_40_REG">
      <style:text-properties fo:color="#f59ca6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f59ca6" fo:font-weight="normal" fo:background-color="#eeeeee" style:font-size-asian="12pt" style:font-weight-asian="normal" style:font-size-complex="12pt" style:font-weight-complex="normal"/>
    </style:style>
    <style:style style:name="seg.amuissement_5f_voyelle_5f_1_5f_orig" style:display-name="seg.amuissement_voyelle_1_orig" style:family="text" style:parent-style-name="seg.amuissement_5f_consonne_5f_1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820f71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1:04:11.430000000</meta:creation-date>
    <dc:date>2019-08-13T19:10:42.061000000</dc:date>
    <meta:editing-duration>PT7M30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36" meta:word-count="182" meta:character-count="1123" meta:non-whitespace-character-count="977"/>
  </office:meta>
</office:document-meta>
</file>